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F668C882180725C9.png" manifest:media-type="image/png"/>
  <manifest:file-entry manifest:full-path="Pictures/100000000000020800000484EFA9CD3ACA4A090D.jpg" manifest:media-type="image/jpeg"/>
  <manifest:file-entry manifest:full-path="Pictures/100000000000048400000208AEAD42D25AFA0354.jpg" manifest:media-type="image/jpeg"/>
  <manifest:file-entry manifest:full-path="Pictures/10000000000002080000048435E8C23AB1D7DB4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949cm, 1.878cm, 10.599cm, 1.941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257cm, 12.396cm, 3.865cm, 11.105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4.427cm, 2.112cm, 10.856cm, 2.811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32cm, 45.265cm, 3.685cm, -0.595cm)" draw:image-opacity="100%" style:mirror="none"/>
    </style:style>
    <style:style style:name="gr5" style:family="graphic" style:parent-style-name="objectwithoutfill">
      <style:graphic-properties svg:stroke-width="0.106cm" svg:stroke-color="#ffff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1c1c1c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ff8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bf0041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81d41a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ff4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5b277d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999cm" svg:height="10.899cm" svg:x="9.901cm" svg:y="17.6cm">
          <draw:image xlink:href="Pictures/10000000000002080000048435E8C23AB1D7DB4D.jpg" xlink:type="simple" xlink:show="embed" xlink:actuate="onLoad" loext:mime-type="image/jpeg">
            <text:p/>
          </draw:image>
        </draw:frame>
        <draw:frame draw:style-name="gr2" draw:text-style-name="P1" draw:layer="layout" svg:width="4.399cm" svg:height="3.499cm" draw:transform="rotate (1.58057017060607) translate (3.673cm 16.665cm)">
          <draw:image xlink:href="Pictures/100000000000048400000208AEAD42D25AFA0354.jpg" xlink:type="simple" xlink:show="embed" xlink:actuate="onLoad" loext:mime-type="image/jpeg">
            <text:p/>
          </draw:image>
        </draw:frame>
        <draw:frame draw:style-name="gr3" draw:text-style-name="P1" draw:layer="layout" svg:width="7.999cm" svg:height="4.799cm" svg:x="1.4cm" svg:y="18.501cm">
          <draw:image xlink:href="Pictures/100000000000020800000484EFA9CD3ACA4A090D.jpg" xlink:type="simple" xlink:show="embed" xlink:actuate="onLoad" loext:mime-type="image/jpeg">
            <text:p/>
          </draw:image>
        </draw:frame>
        <draw:frame draw:style-name="gr4" draw:text-style-name="P1" draw:layer="layout" svg:width="9.5cm" svg:height="13.467cm" svg:x="9cm" svg:y="3.033cm">
          <draw:image xlink:href="Pictures/100002010000078000000438F668C882180725C9.png" xlink:type="simple" xlink:show="embed" xlink:actuate="onLoad" loext:mime-type="image/png">
            <text:p/>
          </draw:image>
        </draw:frame>
        <draw:line draw:style-name="gr5" draw:text-style-name="P2" draw:layer="layout" svg:x1="4.8cm" svg:y1="22.7cm" svg:x2="11.3cm" svg:y2="24.3cm">
          <text:p/>
        </draw:line>
        <draw:line draw:style-name="gr6" draw:text-style-name="P2" draw:layer="layout" svg:x1="5.9cm" svg:y1="22.8cm" svg:x2="11.3cm" svg:y2="24.7cm">
          <text:p/>
        </draw:line>
        <draw:line draw:style-name="gr7" draw:text-style-name="P2" draw:layer="layout" svg:x1="5.1cm" svg:y1="22.5cm" svg:x2="18cm" svg:y2="22.4cm">
          <text:p/>
        </draw:line>
        <draw:line draw:style-name="gr8" draw:text-style-name="P2" draw:layer="layout" svg:x1="5.6cm" svg:y1="22.3cm" svg:x2="18.4cm" svg:y2="22cm">
          <text:p/>
        </draw:line>
        <draw:line draw:style-name="gr9" draw:text-style-name="P2" draw:layer="layout" svg:x1="17.5cm" svg:y1="24.8cm" svg:x2="14.4cm" svg:y2="14.9cm">
          <text:p/>
        </draw:line>
        <draw:line draw:style-name="gr10" draw:text-style-name="P2" draw:layer="layout" svg:x1="14.5cm" svg:y1="13.5cm" svg:x2="17.4cm" svg:y2="22.8cm">
          <text:p/>
        </draw:line>
        <draw:line draw:style-name="gr11" draw:text-style-name="P2" draw:layer="layout" svg:x1="14.5cm" svg:y1="14.8cm" svg:x2="6.5cm" svg:y2="13.5cm">
          <text:p/>
        </draw:line>
        <draw:line draw:style-name="gr12" draw:text-style-name="P2" draw:layer="layout" svg:x1="4cm" svg:y1="15.9cm" svg:x2="14.6cm" svg:y2="13.6cm">
          <text:p/>
        </draw:line>
        <draw:line draw:style-name="gr13" draw:text-style-name="P2" draw:layer="layout" svg:x1="6.7cm" svg:y1="15.9cm" svg:x2="17.3cm" svg:y2="13.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7T18:38:17.529866590</meta:creation-date>
    <dc:date>2023-11-17T18:59:25.936133932</dc:date>
    <meta:editing-duration>PT43S</meta:editing-duration>
    <meta:editing-cycles>1</meta:editing-cycles>
    <meta:document-statistic meta:object-count="13"/>
    <meta:generator>LibreOffice/6.4.7.2$Linux_X86_64 LibreOffice_project/40$Build-2</meta:generator>
  </office:meta>
</office:document-meta>
</file>